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a1a2" officeooo:paragraph-rsid="001ba1a2"/>
    </style:style>
    <style:style style:name="P2" style:family="paragraph" style:parent-style-name="Standard">
      <style:paragraph-properties fo:text-align="justify" style:justify-single-word="false"/>
      <style:text-properties officeooo:paragraph-rsid="001ba1a2"/>
    </style:style>
    <style:style style:name="P3" style:family="paragraph" style:parent-style-name="Standard">
      <style:paragraph-properties fo:text-align="justify" style:justify-single-word="false"/>
      <style:text-properties officeooo:rsid="001d2c6f" officeooo:paragraph-rsid="001d2c6f"/>
    </style:style>
    <style:style style:name="P4" style:family="paragraph" style:parent-style-name="Standard">
      <style:paragraph-properties fo:text-align="justify" style:justify-single-word="false"/>
      <style:text-properties officeooo:rsid="001d9e98" officeooo:paragraph-rsid="001d9e98"/>
    </style:style>
    <style:style style:name="P5" style:family="paragraph" style:parent-style-name="Standard">
      <style:paragraph-properties fo:text-align="justify" style:justify-single-word="false"/>
      <style:text-properties fo:font-style="italic" officeooo:paragraph-rsid="001ba1a2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1ec2da" officeooo:paragraph-rsid="001ec2da" style:font-style-asian="normal" style:font-style-complex="normal"/>
    </style:style>
    <style:style style:name="T1" style:family="text">
      <style:text-properties officeooo:rsid="001ba1a2"/>
    </style:style>
    <style:style style:name="T2" style:family="text">
      <style:text-properties fo:font-style="italic" officeooo:rsid="001ba1a2" style:font-style-asian="italic" style:font-style-complex="italic"/>
    </style:style>
    <style:style style:name="T3" style:family="text">
      <style:text-properties officeooo:rsid="001d2c6f"/>
    </style:style>
    <style:style style:name="T4" style:family="text">
      <style:text-properties officeooo:rsid="001ec228"/>
    </style:style>
    <style:style style:name="T5" style:family="text">
      <style:text-properties style:text-underline-style="solid" style:text-underline-width="auto" style:text-underline-color="font-color" officeooo:rsid="001ec228"/>
    </style:style>
    <style:style style:name="T6" style:family="text">
      <style:text-properties officeooo:rsid="001ec2da"/>
    </style:style>
    <style:style style:name="T7" style:family="text">
      <style:text-properties officeooo:rsid="0020b6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Madame, Monsieur,</text:p>
      <text:p text:style-name="P1"/>
      <text:p text:style-name="P2"><text:span text:style-name="T1"><text:tab/>Nous sommes deux stagiaires </text:span><text:span text:style-name="T6">ingénieures de l’École Centrale de Lille </text:span><text:span text:style-name="T7">et de l’Université de Technologie de Compiègne </text:span><text:span text:style-name="T1">pour l’Université Populaire et Citoyenne (UPC) de Roubaix. Nous travaillons sur un projet de réflexion portant sur la conception d’habitat léger, et cherchons à cartographier les matériaux disponibles à la récupération dans l’agglomération roubaisienne.</text:span></text:p>
      <text:p text:style-name="P2"/>
      <text:p text:style-name="P1">Nous nous intéressons donc aux différents acteurs des filières de récupération et réemploi des matériaux de construction (bois, brique, métal…) et des huisseries notamment.</text:p>
      <text:p text:style-name="P2"/>
      <text:p text:style-name="P2"><text:span text:style-name="T1">Ce projet d’habitat léger prend place dans un contexte de relocalisation des savoirs-faire et de réappropriation des techniques de construction. Les matériaux proviendront principalement de réemploi et de recyclage, </text:span><text:span text:style-name="T2">d’où notre besoin de mieux appréhender le domaine dans lequel vous travaillez / d’où notre besoin de développer notre connaissance de vos activités dans ce domaine.</text:span></text:p>
      <text:p text:style-name="P2"/>
      <text:p text:style-name="P5"><text:span text:style-name="T1">Nous aimerions savoir si vous seriez </text:span><text:span text:style-name="T3">disponible</text:span><text:span text:style-name="T1"> pour nous rencontrer afin de discuter du sujet et </text:span><text:span text:style-name="T3">de nous exposer votre expérience </text:span><text:span text:style-name="T6">et vos connaissances </text:span><text:span text:style-name="T3">en la matière. / </text:span><text:span text:style-name="T4">Pourriez-vous nous donner le contact de la personne concernée à </text:span><text:span text:style-name="T5">nom de l’organisme</text:span><text:span text:style-name="T4"> ?</text:span></text:p>
      <text:p text:style-name="P5"/>
      <text:p text:style-name="P6">Nous nous permettrons de vous recontacter par téléphone dans les jours qui viennent.</text:p>
      <text:p text:style-name="P2"/>
      <text:p text:style-name="P3">Cordialement,</text:p>
      <text:p text:style-name="P3">Caroline et Myrtille </text:p>
      <text:p text:style-name="P3"/>
      <text:p text:style-name="P4">Caroline : 06.04.17.04.8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1:37:45.383457997</meta:creation-date>
    <dc:date>2020-09-09T12:12:52.073234296</dc:date>
    <meta:editing-duration>PT23M23S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1" meta:paragraph-count="9" meta:word-count="194" meta:character-count="1336" meta:non-whitespace-character-count="1148"/>
  </office:meta>
</office:document-meta>
</file>